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</office:automatic-styles>
  <office:body>
    <office:text>
      <text:p text:style-name="P1"><text:span text:style-name="T1_1">1714<text:s/></text:span><text:span text:style-name="T1_2">Saturday</text:span><text:span text:style-name="T1_3"><text:s/>-<text:s/></text:span><text:span text:style-name="T1_4">Change</text:span><text:span text:style-name="T1_5"><text:s/></text:span><text:span text:style-name="T1_6">Log</text:span><text:span text:style-name="T1_7"><text:s/></text:span><text:span text:style-name="T1_8">created</text:span><text:span text:style-name="T1_9"><text:s/>-<text:s/></text:span><text:span text:style-name="T1_10">Z</text:span><text:span text:style-name="T1_11">.<text:s/></text:span><text:span text:style-name="T1_12">LeBlanc</text:span><text:span text:style-name="T1_13"><text:s/></text:span></text:p>
      <text:p text:style-name="P2"><text:span text:style-name="T2_1">1714<text:s/></text:span><text:span text:style-name="T2_2">Saturday</text:span><text:span text:style-name="T2_3"><text:s/>-<text:s/></text:span><text:span text:style-name="T2_4">gdoc</text:span><text:span text:style-name="T2_5"><text:s/></text:span><text:span text:style-name="T2_6">created</text:span><text:span text:style-name="T2_7"><text:s/>-<text:s/></text:span><text:span text:style-name="T2_8">Z</text:span><text:span text:style-name="T2_9">.<text:s/></text:span><text:span text:style-name="T2_10">LeBlanc</text:span></text:p>
      <text:p text:style-name="P3"><text:span text:style-name="T3_1">1117<text:s/></text:span><text:span text:style-name="T3_2">Sunday</text:span><text:span text:style-name="T3_3"><text:s/>-<text:s/></text:span><text:span text:style-name="T3_4">Took</text:span><text:span text:style-name="T3_5"><text:s/></text:span><text:span text:style-name="T3_6">the</text:span><text:span text:style-name="T3_7"><text:s/></text:span><text:span text:style-name="T3_8">review</text:span><text:span text:style-name="T3_9"><text:s/></text:span><text:span text:style-name="T3_10">question</text:span><text:span text:style-name="T3_11"><text:s/></text:span><text:span text:style-name="T3_12">out</text:span><text:span text:style-name="T3_13"><text:s/></text:span><text:span text:style-name="T3_14">of</text:span><text:span text:style-name="T3_15"><text:s/></text:span><text:span text:style-name="T3_16">the</text:span><text:span text:style-name="T3_17"><text:s/></text:span><text:span text:style-name="T3_18">introduction</text:span><text:span text:style-name="T3_19"><text:s/></text:span><text:span text:style-name="T3_20">and</text:span><text:span text:style-name="T3_21"><text:s/></text:span><text:span text:style-name="T3_22">made</text:span><text:span text:style-name="T3_23"><text:s/></text:span><text:span text:style-name="T3_24">it</text:span><text:span text:style-name="T3_25"><text:s/></text:span><text:span text:style-name="T3_26">it</text:span><text:span text:style-name="T3_27">’</text:span><text:span text:style-name="T3_28">s</text:span><text:span text:style-name="T3_29"><text:s/></text:span><text:span text:style-name="T3_30">own</text:span><text:span text:style-name="T3_31"><text:s/></text:span><text:span text:style-name="T3_32">file</text:span><text:span text:style-name="T3_33"><text:s/></text:span><text:span text:style-name="T3_34">with</text:span><text:span text:style-name="T3_35"><text:s/></text:span><text:span text:style-name="T3_36">more</text:span><text:span text:style-name="T3_37"><text:s/></text:span><text:span text:style-name="T3_38">questions</text:span></text:p>
      <text:p text:style-name="P4"><text:span text:style-name="T4_1">1250<text:s/></text:span><text:span text:style-name="T4_2">Sunday</text:span><text:span text:style-name="T4_3"><text:s/>-<text:s/></text:span><text:span text:style-name="T4_4">Proofread</text:span><text:span text:style-name="T4_5">/</text:span><text:span text:style-name="T4_6">Edited</text:span><text:span text:style-name="T4_7"><text:s/>-<text:s/></text:span><text:span text:style-name="T4_8">Jones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